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fc9d" officeooo:paragraph-rsid="0010fc9d"/>
    </style:style>
    <style:style style:name="P2" style:family="paragraph" style:parent-style-name="Preformatted_20_Text">
      <style:text-properties officeooo:rsid="0010fc9d" officeooo:paragraph-rsid="0011bc5a"/>
    </style:style>
    <style:style style:name="P3" style:family="paragraph" style:parent-style-name="Preformatted_20_Text">
      <style:text-properties officeooo:rsid="0011bc5a" officeooo:paragraph-rsid="0011bc5a"/>
    </style:style>
    <style:style style:name="P4" style:family="paragraph" style:parent-style-name="Preformatted_20_Text">
      <style:text-properties officeooo:paragraph-rsid="0011bc5a"/>
    </style:style>
    <style:style style:name="T1" style:family="text">
      <style:text-properties officeooo:rsid="0011bc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define _GNU_SOURCE</text:p>
      <text:p text:style-name="P4">#include &lt;stdio.h&gt;</text:p>
      <text:p text:style-name="P4">#include &lt;stdlib.h&gt;</text:p>
      <text:p text:style-name="P4">#include &lt;string.h&gt;</text:p>
      <text:p text:style-name="P4">#include &lt;errno.h&gt;</text:p>
      <text:p text:style-name="P4">#include &lt;unistd.h&gt;</text:p>
      <text:p text:style-name="P4">#include &lt;sys/wait.h&gt;</text:p>
      <text:p text:style-name="P4">#include &lt;sys/types.h&gt;</text:p>
      <text:p text:style-name="P4">#define AMPER "&amp;"</text:p>
      <text:p text:style-name="P4"></text:p>
      <text:p text:style-name="P4">// arglist - a list of char* arguments (words) provided by the user</text:p>
      <text:p text:style-name="P4">// it contains count+1 items, where the last item (arglist[count]) and *only* the last is NULL</text:p>
      <text:p text:style-name="P4">// RETURNS - 1 if should cotinue, 0 otherwise</text:p>
      <text:p text:style-name="P4">int process_arglist(int count, char** arglist);</text:p>
      <text:p text:style-name="P4"></text:p>
      <text:p text:style-name="P4"></text:p>
      <text:p text:style-name="P4"></text:p>
      <text:p text:style-name="P4"></text:p>
      <text:p text:style-name="P4">// prepare and finalize calls for initialization and destruction of anything required</text:p>
      <text:p text:style-name="P4">int prepare(void);</text:p>
      <text:p text:style-name="P4">int finalize(void);</text:p>
      <text:p text:style-name="P4"></text:p>
      <text:p text:style-name="P4">int main(void)</text:p>
      <text:p text:style-name="P4">{</text:p>
      <text:p text:style-name="P4"><text:tab/>if (prepare() != 0)</text:p>
      <text:p text:style-name="P4"><text:tab/><text:tab/>exit(-1);</text:p>
      <text:p text:style-name="P4"><text:tab/></text:p>
      <text:p text:style-name="P4"><text:tab/>while (1)</text:p>
      <text:p text:style-name="P4"><text:tab/>{</text:p>
      <text:p text:style-name="P4"><text:tab/><text:tab/>char** arglist = NULL;</text:p>
      <text:p text:style-name="P4"><text:tab/><text:tab/>char* line = NULL;</text:p>
      <text:p text:style-name="P4"><text:tab/><text:tab/>size_t size;</text:p>
      <text:p text:style-name="P4"><text:tab/><text:tab/>int count = 0;</text:p>
      <text:p text:style-name="P4"></text:p>
      <text:p text:style-name="P4"><text:tab/><text:tab/>if (getline(&amp;line, &amp;size, stdin) == -1) {</text:p>
      <text:p text:style-name="P4"><text:tab/><text:tab/><text:tab/>free(line);</text:p>
      <text:p text:style-name="P4"><text:tab/><text:tab/><text:tab/>break;</text:p>
      <text:p text:style-name="P4"><text:tab/><text:tab/>}</text:p>
      <text:p text:style-name="P4"><text:s text:c="4"/></text:p>
      <text:p text:style-name="P4"><text:tab/><text:tab/>arglist = (char**) malloc(sizeof(char*));</text:p>
      <text:p text:style-name="P4"><text:tab/><text:tab/>if (arglist == NULL) {</text:p>
      <text:p text:style-name="P4"><text:tab/><text:tab/><text:tab/>printf("malloc failed: %s\n", strerror(errno));</text:p>
      <text:p text:style-name="P4"><text:tab/><text:tab/><text:tab/>exit(-1);</text:p>
      <text:p text:style-name="P4"><text:tab/><text:tab/>}</text:p>
      <text:p text:style-name="P4"><text:tab/><text:tab/>arglist[0] = strtok(line, " \t\n");</text:p>
      <text:p text:style-name="P4"><text:s text:c="4"/></text:p>
      <text:p text:style-name="P4"><text:tab/><text:tab/>while (arglist[count] != NULL) {</text:p>
      <text:p text:style-name="P4"><text:tab/><text:tab/><text:tab/>++count;</text:p>
      <text:p text:style-name="P4"><text:tab/><text:tab/><text:tab/>arglist = (char**) realloc(arglist, sizeof(char*) * (count + 1));</text:p>
      <text:p text:style-name="P4"><text:tab/><text:tab/><text:tab/>if (arglist == NULL) {</text:p>
      <text:p text:style-name="P4"><text:tab/><text:tab/><text:tab/><text:tab/>printf("realloc failed: %s\n", strerror(errno));</text:p>
      <text:p text:style-name="P4"><text:tab/><text:tab/><text:tab/><text:tab/>exit(-1);</text:p>
      <text:p text:style-name="P4"><text:tab/><text:tab/><text:tab/>}</text:p>
      <text:p text:style-name="P4"><text:s text:c="6"/></text:p>
      <text:p text:style-name="P4"><text:tab/><text:tab/><text:tab/>arglist[count] = strtok(NULL, " \t\n");</text:p>
      <text:p text:style-name="P4"><text:tab/><text:tab/>}</text:p>
      <text:p text:style-name="P4"><text:s text:c="4"/></text:p>
      <text:p text:style-name="P4"><text:tab/><text:tab/>if (count != 0) {</text:p>
      <text:p text:style-name="P4"><text:tab/><text:tab/><text:tab/>if (!process_arglist(count, arglist)) {</text:p>
      <text:p text:style-name="P4"><text:tab/><text:tab/><text:tab/><text:tab/>free(line);</text:p>
      <text:p text:style-name="P4"><text:tab/><text:tab/><text:tab/><text:tab/>free(arglist);</text:p>
      <text:p text:style-name="P4"><text:soft-page-break/><text:tab/><text:tab/><text:tab/><text:tab/>break;</text:p>
      <text:p text:style-name="P4"><text:tab/><text:tab/><text:tab/>}</text:p>
      <text:p text:style-name="P4"><text:tab/><text:tab/>}</text:p>
      <text:p text:style-name="P4"><text:s text:c="4"/></text:p>
      <text:p text:style-name="P4"><text:tab/><text:tab/>free(line);</text:p>
      <text:p text:style-name="P4"><text:tab/><text:tab/>free(arglist);</text:p>
      <text:p text:style-name="P4"><text:tab/>}</text:p>
      <text:p text:style-name="P4"></text:p>
      <text:p text:style-name="P4"><text:tab/>if (finalize() != 0)</text:p>
      <text:p text:style-name="P4"><text:tab/><text:tab/>exit(-1);</text:p>
      <text:p text:style-name="P4"></text:p>
      <text:p text:style-name="P4"><text:tab/>return 0;</text:p>
      <text:p text:style-name="P4">}</text:p>
      <text:p text:style-name="P4"></text:p>
      <text:p text:style-name="P4"></text:p>
      <text:p text:style-name="P4"></text:p>
      <text:p text:style-name="P4">int process_arglist(int count, char ** arglist){</text:p>
      <text:p text:style-name="P4"><text:tab/>int c_pid,pid2, status, ampr=0, pip=0;</text:p>
      <text:p text:style-name="P4"><text:tab/>int <text:s/>pfds[2];</text:p>
      <text:p text:style-name="P4"><text:tab/>printf("%d\n",ampr);</text:p>
      <text:p text:style-name="P4"><text:tab/>//checking if <text:s/>background process</text:p>
      <text:p text:style-name="P4"><text:tab/>if (strcmp(arglist[count-1],AMPER)==0){</text:p>
      <text:p text:style-name="P4"><text:tab/><text:tab/>ampr=1;</text:p>
      <text:p text:style-name="P4"><text:tab/>}</text:p>
      <text:p text:style-name="P4"><text:tab/>if ((count&gt;2)&amp;&amp;(strcmp(arglist[1],"|")==0)){</text:p>
      <text:p text:style-name="P4"><text:tab/><text:tab/>pip=1;</text:p>
      <text:p text:style-name="P4"><text:tab/>}</text:p>
      <text:p text:style-name="P4"><text:tab/>if((pip)){</text:p>
      <text:p text:style-name="P4"><text:tab/><text:tab/>// create pipe and check success</text:p>
      <text:p text:style-name="P4"><text:tab/><text:tab/></text:p>
      <text:p text:style-name="P4"><text:tab/>}else{<text:tab/></text:p>
      <text:p text:style-name="P4"><text:tab/><text:tab/>printf("in parent ampr=%d\n", ampr);</text:p>
      <text:p text:style-name="P4"><text:tab/><text:tab/>c_pid=fork();</text:p>
      <text:p text:style-name="P4"><text:tab/><text:tab/>if(c_pid==0){</text:p>
      <text:p text:style-name="P4"><text:tab/><text:tab/><text:tab/>//in child</text:p>
      <text:p text:style-name="P4"><text:tab/><text:tab/><text:tab/>printf("in child\n");</text:p>
      <text:p text:style-name="P4"><text:tab/><text:tab/><text:tab/>execvp(arglist[0], arglist );</text:p>
      <text:p text:style-name="P4"><text:tab/><text:tab/><text:tab/>printf ("execvp f\n");</text:p>
      <text:p text:style-name="P4"><text:tab/><text:tab/><text:tab/>return 1;</text:p>
      <text:p text:style-name="P4"><text:tab/><text:tab/>}else if (c_pid&lt;0){</text:p>
      <text:p text:style-name="P4"><text:tab/><text:tab/><text:tab/>// fork failed</text:p>
      <text:p text:style-name="P4"><text:tab/><text:tab/><text:tab/>printf("fork failed\n");</text:p>
      <text:p text:style-name="P4"><text:tab/><text:tab/><text:tab/>return 1;</text:p>
      <text:p text:style-name="P4"><text:tab/><text:tab/>}else{</text:p>
      <text:p text:style-name="P4"><text:tab/><text:tab/><text:tab/>// in parent</text:p>
      <text:p text:style-name="P4"><text:tab/><text:tab/><text:tab/>if (!(ampr)){</text:p>
      <text:p text:style-name="P4"><text:tab/><text:tab/><text:tab/><text:tab/>while (-1!=wait(&amp;status));</text:p>
      <text:p text:style-name="P4"><text:tab/><text:tab/><text:tab/>}</text:p>
      <text:p text:style-name="P4"><text:tab/><text:tab/><text:tab/>printf("parent end \n");</text:p>
      <text:p text:style-name="P4"><text:tab/><text:tab/><text:tab/>return 1;</text:p>
      <text:p text:style-name="P4"><text:tab/><text:tab/>}</text:p>
      <text:p text:style-name="P4"><text:tab/>}</text:p>
      <text:p text:style-name="P4"><text:tab/>return 1;</text:p>
      <text:p text:style-name="P4">}</text:p>
      <text:p text:style-name="P4"></text:p>
      <text:p text:style-name="P4">int prepare (void){</text:p>
      <text:p text:style-name="P4"><text:tab/>return 0;</text:p>
      <text:p text:style-name="P4">}</text:p>
      <text:p text:style-name="P4"></text:p>
      <text:p text:style-name="P4">int finalize (void){</text:p>
      <text:p text:style-name="P4"><text:tab/>return 0;</text:p>
      <text:p text:style-name="P4">}</text:p>
      <text:p text:style-name="P4"/>
      <text:p text:style-name="P4"/>
      <text:p text:style-name="P2"><text:soft-page-break/>int pipe_case(int count, char **arglist, <text:span text:style-name="T1">int ind</text:span>){</text:p>
      <text:p text:style-name="P2"><text:tab/>int i;</text:p>
      <text:p text:style-name="P2"><text:tab/>int pfds[2];</text:p>
      <text:p text:style-name="P2"><text:tab/><text:span text:style-name="T1">cahr **first_arg=NULL; // arg for the first program to be exac</text:span></text:p>
      <text:p text:style-name="P2"><text:tab/><text:span text:style-name="T1">char **sec_arg+NULL; <text:s text:c="2"/>// arg for the second program to be exec</text:span></text:p>
      <text:p text:style-name="P2"><text:tab/></text:p>
      <text:p text:style-name="P2"><text:tab/>//<text:span text:style-name="T1">pipe failed- return to callin function to ask next command</text:span></text:p>
      <text:p text:style-name="P2"><text:tab/>if(pipe(pfds)&lt;0){</text:p>
      <text:p text:style-name="P4"><text:tab/><text:tab/><text:span text:style-name="T1">f</text:span>printf(<text:span text:style-name="T1">stderr, “%s\n”,</text:span>"pipe err");</text:p>
      <text:p text:style-name="P4"><text:tab/><text:tab/>return 1;<text:tab/><text:tab/></text:p>
      <text:p text:style-name="P4"><text:tab/>// pipe successed</text:p>
      <text:p text:style-name="P4"><text:tab/>}else{<text:tab/><text:tab/><text:tab/><text:tab/></text:p>
      <text:p text:style-name="P4"><text:tab/><text:tab/><text:span text:style-name="T1">first_arg=malloc((sizeof(char*))*(ind-1));</text:span></text:p>
      <text:p text:style-name="P4"><text:tab/><text:tab/><text:span text:style-name="T1">sec_arg=malloc((sizeof(char*))*(count-ind-2))</text:span><text:tab/></text:p>
      <text:p text:style-name="P4"><text:tab/><text:tab/><text:span text:style-name="T1">if(((sec_arg==NULL) ||(first_arg==NULL)){</text:span></text:p>
      <text:p text:style-name="P4"><text:tab/><text:tab/><text:tab/><text:span text:style-name="T1">fprintf(stderr, <text:s/>“%s”, “malloc failed\n”);</text:span></text:p>
      <text:p text:style-name="P4"><text:tab/><text:tab/><text:tab/><text:span text:style-name="T1">return 1;</text:span></text:p>
      <text:p text:style-name="P4"><text:tab/><text:tab/><text:span text:style-name="T1">}</text:span></text:p>
      <text:p text:style-name="P4"/>
      <text:p text:style-name="P4"><text:tab/><text:tab/>c_pid=fork();</text:p>
      <text:p text:style-name="P4"><text:tab/><text:tab/>if (c_pid==0){</text:p>
      <text:p text:style-name="P4"><text:tab/><text:tab/><text:tab/><text:tab/>//child process</text:p>
      <text:p text:style-name="P4"><text:tab/><text:tab/><text:tab/><text:tab/>if (dup2(pfds[1],STDOUT_FILENO)&lt;0){</text:p>
      <text:p text:style-name="P4"><text:tab/><text:tab/><text:tab/><text:tab/><text:tab/>printf ("dup2 failed\n");</text:p>
      <text:p text:style-name="P4"><text:tab/><text:tab/><text:tab/><text:tab/><text:tab/>return 1;</text:p>
      <text:p text:style-name="P4"><text:tab/><text:tab/><text:tab/><text:tab/>}</text:p>
      <text:p text:style-name="P4"><text:tab/><text:tab/><text:tab/><text:tab/>close(pfds[0]);</text:p>
      <text:p text:style-name="P4"><text:tab/><text:tab/><text:tab/><text:tab/>close(pfds[1]);</text:p>
      <text:p text:style-name="P4"><text:tab/><text:tab/><text:tab/><text:tab/>printf("%s", arglist[0]);</text:p>
      <text:p text:style-name="P4"><text:tab/><text:tab/><text:tab/><text:tab/>execvp(arglist[0], arglist);</text:p>
      <text:p text:style-name="P4"><text:tab/><text:tab/><text:tab/><text:tab/>printf("exec f\n");</text:p>
      <text:p text:style-name="P4"><text:tab/><text:tab/><text:tab/><text:tab/>return 1;</text:p>
      <text:p text:style-name="P4"><text:tab/><text:tab/><text:tab/>}</text:p>
      <text:p text:style-name="P4"><text:tab/><text:tab/><text:tab/>else if(c_pid&gt;0){</text:p>
      <text:p text:style-name="P4"><text:tab/><text:tab/><text:tab/><text:tab/>//parent process</text:p>
      <text:p text:style-name="P4"><text:tab/><text:tab/><text:tab/><text:tab/>pid2=fork();</text:p>
      <text:p text:style-name="P4"><text:tab/><text:tab/><text:tab/><text:tab/>if (pid2&lt;0){</text:p>
      <text:p text:style-name="P4"><text:tab/><text:tab/><text:tab/><text:tab/><text:tab/>printf("err forking\n");</text:p>
      <text:p text:style-name="P4"><text:tab/><text:tab/><text:tab/><text:tab/><text:tab/>return 1;</text:p>
      <text:p text:style-name="P4"><text:tab/><text:tab/><text:tab/><text:tab/>}else if (pid2==0){</text:p>
      <text:p text:style-name="P4"><text:tab/><text:tab/><text:tab/><text:tab/><text:tab/>if(dup2(pfds[0],STDIN_FILENO)&lt;0){</text:p>
      <text:p text:style-name="P4"><text:tab/><text:tab/><text:tab/><text:tab/><text:tab/><text:tab/>printf("err dup2\n");</text:p>
      <text:p text:style-name="P4"><text:tab/><text:tab/><text:tab/><text:tab/><text:tab/><text:tab/>return 1;</text:p>
      <text:p text:style-name="P4"><text:tab/><text:tab/><text:tab/><text:tab/><text:tab/>}</text:p>
      <text:p text:style-name="P4"><text:tab/><text:tab/><text:tab/><text:tab/><text:tab/>close(pfds[0]);</text:p>
      <text:p text:style-name="P4"><text:tab/><text:tab/><text:tab/><text:tab/><text:tab/>close(pfds[1]);</text:p>
      <text:p text:style-name="P4"><text:tab/><text:tab/><text:tab/><text:tab/><text:tab/>printf("sec2\n");<text:tab/><text:tab/></text:p>
      <text:p text:style-name="P4"><text:tab/><text:tab/><text:tab/><text:tab/><text:tab/>execvp(arglist[2],arglist+3);</text:p>
      <text:p text:style-name="P4"><text:tab/><text:tab/><text:tab/><text:tab/><text:tab/>printf("faied\n");</text:p>
      <text:p text:style-name="P4"><text:tab/><text:tab/><text:tab/><text:tab/><text:tab/>return 1;</text:p>
      <text:p text:style-name="P4"><text:tab/><text:tab/><text:tab/><text:tab/>}else{</text:p>
      <text:p text:style-name="P4"><text:tab/><text:tab/><text:tab/><text:tab/><text:tab/>printf("gparent\n");</text:p>
      <text:p text:style-name="P4"><text:tab/><text:tab/><text:tab/><text:tab/><text:tab/>while(-1!=wait(&amp;status));</text:p>
      <text:p text:style-name="P4"><text:tab/><text:tab/><text:tab/><text:tab/><text:tab/>printf("parent ends\n");</text:p>
      <text:p text:style-name="P4"><text:tab/><text:tab/><text:tab/><text:tab/>}</text:p>
      <text:p text:style-name="P4"><text:tab/><text:tab/><text:tab/>}</text:p>
      <text:p text:style-name="P4"><text:tab/><text:tab/><text:tab/>else{</text:p>
      <text:p text:style-name="P4"><text:tab/><text:tab/><text:tab/><text:tab/>printf("err forking 1\n");</text:p>
      <text:p text:style-name="P4"><text:tab/><text:tab/><text:tab/><text:tab/>return 1;</text:p>
      <text:p text:style-name="P4"><text:tab/><text:tab/><text:tab/>}</text:p>
      <text:p text:style-name="P2"><text:tab/><text:tab/>}<text:tab/></text:p>
      <text:p text:style-name="P2"><text:tab/></text:p>
      <text:p text:style-name="P2"/>
      <text:p text:style-name="P2">}</text:p>
      <text:p text:style-name="P2"><text:soft-page-break/></text:p>
      <text:p text:style-name="P2">//<text:span text:style-name="T1">copy array of string src to array of string dest</text:span></text:p>
      <text:p text:style-name="P2">void arr_copy<text:span text:style-name="T1">(char **dest, char **src,int count,int offset){</text:span></text:p>
      <text:p text:style-name="P2"><text:tab/><text:span text:style-name="T1">int i;</text:span></text:p>
      <text:p text:style-name="P2"><text:tab/><text:span text:style-name="T1">for (i=0; i&lt;count; i++){</text:span></text:p>
      <text:p text:style-name="P2"><text:tab/><text:tab/><text:span text:style-name="T1">dest[i]=malloc((sizeof(char))*(strlen(src[i])+1));</text:span></text:p>
      <text:p text:style-name="P2"><text:tab/><text:tab/><text:span text:style-name="T1">strcpy(dest[i], src[i]);</text:span></text:p>
      <text:p text:style-name="P2"><text:tab/><text:span text:style-name="T1">}</text:span></text:p>
      <text:p text:style-name="P2"/>
      <text:p text:style-name="P2">//<text:span text:style-name="T1">find the index of “|” if exist</text:span></text:p>
      <text:p text:style-name="P3">int find_the_pipe_sign(int count, char **arglist){</text:p>
      <text:p text:style-name="P3"><text:tab/>int i;</text:p>
      <text:p text:style-name="P3"><text:tab/>for (i=0; i&lt;count-1; i++){</text:p>
      <text:p text:style-name="P3"><text:tab/><text:tab/>if (strcmp(arglist[i], “|”)==0){</text:p>
      <text:p text:style-name="P3"><text:tab/><text:tab/><text:tab/>break;</text:p>
      <text:p text:style-name="P3"><text:tab/>}// we iterated over all the arsg and didnt find “|”</text:p>
      <text:p text:style-name="P3"><text:tab/>if (i==count-1){</text:p>
      <text:p text:style-name="P3"><text:tab/><text:tab/>return 0;</text:p>
      <text:p text:style-name="P3"><text:tab/>// “|” in the i place<text:tab/></text:p>
      <text:p text:style-name="P3"><text:tab/>}else{<text:tab/></text:p>
      <text:p text:style-name="P3"><text:tab/><text:tab/>return i;</text:p>
      <text:p text:style-name="P3"><text:tab/>}</text:p>
      <text:p text:style-name="P3">}</text:p>
      <text:p text:style-name="P3"/>
      <text:p text:style-name="P2"/>
      <text:p text:style-name="P3">}</text:p>
      <text:p text:style-name="P2"/>
      <text:p text:style-name="P2"><text:bookmark-start text:name="__DdeLink__0_2783919319"/><text:bookmark-end text:name="__DdeLink__0_27839193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6T15:16:39.156225884</dc:date>
    <meta:editing-duration>PT34M23S</meta:editing-duration>
    <meta:editing-cycles>1</meta:editing-cycles>
    <meta:document-statistic meta:table-count="0" meta:image-count="0" meta:object-count="0" meta:page-count="4" meta:paragraph-count="207" meta:word-count="490" meta:character-count="4161" meta:non-whitespace-character-count="3247"/>
    <meta:generator>LibreOffice/6.1.2.1$Linux_x86 LibreOffice_project/10$Build-1</meta:generator>
  </office:meta>
</office:document-meta>
</file>